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text-properties style:font-name="Times" fo:font-size="12pt" fo:font-weight="bold"/>
    </style:style>
    <style:style style:name="P3" style:family="paragraph" style:parent-style-name="Standard">
      <style:text-properties style:font-name="Times" fo:font-size="12pt" officeooo:rsid="000e76de" officeooo:paragraph-rsid="0011be3c"/>
    </style:style>
    <style:style style:name="P4" style:family="paragraph" style:parent-style-name="Standard">
      <style:text-properties style:font-name="Times" fo:font-size="12pt" officeooo:rsid="000ef03b" officeooo:paragraph-rsid="0011be3c"/>
    </style:style>
    <style:style style:name="P5" style:family="paragraph" style:parent-style-name="Standard">
      <style:text-properties style:font-name="Times" fo:font-size="12pt" officeooo:rsid="000ef03b" officeooo:paragraph-rsid="001098e5"/>
    </style:style>
    <style:style style:name="P6" style:family="paragraph" style:parent-style-name="Standard">
      <style:text-properties fo:language="en" fo:country="US"/>
    </style:style>
    <style:style style:name="P7" style:family="paragraph" style:parent-style-name="Standard">
      <style:text-properties style:font-name="Times" fo:font-size="12pt" officeooo:rsid="0011be3c" officeooo:paragraph-rsid="0018bd05"/>
    </style:style>
    <style:style style:name="T1" style:family="text">
      <style:text-properties officeooo:rsid="000e76de"/>
    </style:style>
    <style:style style:name="T2" style:family="text">
      <style:text-properties officeooo:rsid="000ef03b"/>
    </style:style>
    <style:style style:name="T3" style:family="text">
      <style:text-properties style:text-position="super 58%" officeooo:rsid="000ef03b"/>
    </style:style>
    <style:style style:name="T4" style:family="text">
      <style:text-properties officeooo:rsid="0013b6ad"/>
    </style:style>
    <style:style style:name="T5" style:family="text">
      <style:text-properties officeooo:rsid="001a45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ebate about the affect of Arctic sea ice loss on the weather and climate of the midlatitudes is lively (Overland 2014, Fischer &amp; Knutti 2014, Wallace, Palmer(?)). On the one hand, correlations between </text:p>
      <text:p text:style-name="P1"/>
      <text:p text:style-name="P1"/>
      <text:p text:style-name="P1">Here we investigate the relationship of winter sea ice anomalies in the Barents-Kara Seas to Eurasian winter surface air temperature on a multi-decadal timescale in a long preindustrial control simulation and three large ensembles of atmosphere-ocean-cryosphere model simulations with All historical forcings, Natural-only forcings, and anthropogenic Aerosol-only forcing. <text:s/>We then isolate the influence of Arctic sea ice loss on the linkage using a large ensemble of simulations from the companion atmosphere-only model with prescribed sea ice loss taken from simulations from the All historical forcings ensemble. We find no evidence of a sea-ice loss related decrease in Eurasian winter temperature in </text:p>
      <text:p text:style-name="P1"/>
      <text:p text:style-name="P1"/>
      <text:p text:style-name="P1">Two competing effects influence Eurasian winter climate: the strength of the circulation change that is conducive to Eurasian cooling (e.g. high pressure over the Barents-Kara Seas, extending west over Greenland and Hudson's Bay) and the degree to which the source of the advected air from the Arctic to Eurasia warms. Because the Arctic has warmed more than the midlatitudes, observations indicate that on a daily timescale, midlatitude temperature variance has decreased because cold extremes have warmed more than warm extremes (Screen 2014)</text:p>
      <text:p text:style-name="P1"/>
      <text:p text:style-name="P1">There are two competing effects </text:p>
      <text:p text:style-name="P1">In order for Eurasian cooling to occur due to change in circulation,</text:p>
      <text:p text:style-name="P1"/>
      <text:p text:style-name="P1"/>
      <text:p text:style-name="P2">Reconciling the Warm Arctic – Cold Eurasia Linkage in the face of internal variability</text:p>
      <text:p text:style-name="P1"/>
      <text:p text:style-name="P6">Here we will address the following questions: Is there a robust causal link between Barents-Kara sea ice loss and winter Eurasian cooling [@@ in the Canadian Atmosphere Model version 4]? Can the association between Arctic sea ice and Eurasian SAT in winter be interpreted as ‘anthropogenic’? Answers to these questions will have implications for whether any linkage can be expected strengthen with increasing anthropogenic forcing as has been suggested (@@cite Gerber2013? Tang?)</text:p>
      <text:p text:style-name="P6"/>
      <text:p text:style-name="P3">To answer these questions, we utilize three large ensembles with All-historical forcings, Natural historical forcings, and anthropogenic Aerosol forcing, respectively. Each ensemble consists of 50 simulations executed <text:span text:style-name="T2">for the historical period </text:span>in the Canadian Earth System Model version 2 (CanESM2), <text:span text:style-name="T2">allowing for analysis across many realizations of internal variability. For each simulation and variable of interest, we compute the winter (December-January-February; DJF) anomaly between the 2002-12 and 1979-89 epochs. Human influence on observed Arctic sea ice extent has been detected (Min et al) and this is confirmed in Figure 2a, showing the distribution of sea ice anomalies in each LE. Subject to all forcings, sea ice is reduced in all realizations of internal variability, with an average decrease of 1.2e</text:span><text:span text:style-name="T3">6</text:span><text:span text:style-name="T2"> km</text:span><text:span text:style-name="T3">2</text:span><text:span text:style-name="T2">. The observational measurement obtained from satellite represents one realization of many potential realizations, and falls on the high (small sea ice loss) end of the anomaly distribution.</text:span></text:p>
      <text:p text:style-name="P3"/>
      <text:p text:style-name="P7">Over this time period, <text:span text:style-name="T4">both </text:span>natural forcings alone <text:span text:style-name="T4">and anthropogenic aerosol-forcing alone </text:span>yield <text:soft-page-break/>a slight <text:span text:style-name="T4">decrease in Arctic sea ice area, owing to a reduction in stratospheric aerosol optical depth <text:s/>from a lower frequency in volcanic eruptions (cite@@), and a reduction in emisssions of tropospheric aerosols related to clean air policies (cite@@), respectively. A subsampling of a long preindustrial control with no forcing yields a distribution of sea ice anomalies centered on zero, as expected, with a comparable range. The range of sea ice anomalies produced in 50 realizations of one forcing scenario implies that the contribution of internal variability to a sea ice area anomaly can be up to 40% of the average anomaly, which represents the forced response (Supplementary Methods).</text:span></text:p>
      <text:p text:style-name="P7"/>
      <text:p text:style-name="P7"><text:span text:style-name="T4"><text:s/>we can estimate the contribution of internal variability versus anthropogenic forcing to sea ice area anomalies.</text:span></text:p>
      <text:p text:style-name="P4"/>
      <text:p text:style-name="P5">The range of the LE implies that up to 40% of a given </text:p>
      <text:p text:style-name="P1"/>
      <text:p text:style-name="P1"/>
      <text:p text:style-name="P1">Decreased Eurasian winter SAT is correlated with a continental-scale cold anomaly, high height anomalies extending from the Barents-Kara Seas across the GIN and Labrador Seas to Hdson's Bay, and negative height anomalies over the East Siberian, Chukchi, and Beaufort Seas and over much of central and east Asia (Figure <text:span text:style-name="T1">4b</text:span>). These features produce gradients oriented to cause cold-air advection of polar air south and west across Eurasia. By construction, this circulation regime produces colder Eurasian winters, but is it a consequence of sea ice loss in the Barents-Kara Seas? In the fully coupled system, the cold Eurasia composite anomaly has a positive sea-ice concentration anomaly in the BKS (Figure 4). This is consistent with cold Eurasian temperatures occurring during periods of large-scale continental cooling and increased sea ice. Alternatively, composites on low BKS sea ice concentration show warming across the Barents-Kara and GIN Seas, but either no Eurasian temperature change or a slight warming, consistent with the anomalous warmth in the Arctic leaking south over the continent. Circulation associated with low-BKS sea ice </text:p>
      <text:p text:style-name="P1"/>
      <text:p text:style-name="P1">The Z500 pattern associated with high BKS Z500 heights is nearly identical to that of Eurasian SAT in the AGCM, but nearly identical to that of BKS SIC in the CGCM. What does it mean? @@@</text:p>
      <text:p text:style-name="P1"/>
      <text:p text:style-name="P1">cold Eurasia being generally linked with </text:p>
      <text:p text:style-name="P1"/>
      <text:p text:style-name="P1">Further, is it particular to anthropogenic climate change?</text:p>
      <text:p text:style-name="P1"/>
      <text:p text:style-name="P1">As can be seen in composites on BKS sea ice concentration: BKS SIC serves to enhance the local high heigh anomaly aloft, but does not induce the necessary lowering of height to the east and south, or raising heights across the basin to Hudon’s Bay.</text:p>
      <text:p text:style-name="P1"/>
      <text:p text:style-name="P1"/>
      <text:p text:style-name="P1">anthropogenic climate change due to sea ice loss? </text:p>
      <text:p text:style-name="P1"/>
      <text:p text:style-name="P1">This circulation regime is evident</text:p>
      <text:p text:style-name="P1"/>
      <text:p text:style-name="P1">These features are evident under All-forcings </text:p>
      <text:p text:style-name="P1"/>
      <text:p text:style-name="P1">The high pressure anomaly over the BKS is </text:p>
      <text:p text:style-name="P1"><text:soft-page-break/></text:p>
      <text:p text:style-name="P1">Correlations between 11-year epoch anomalies of Barents-Kara Seas sea ice loss and Eurasian surface air temperature indicate that BKS SIC loss is associated with increased geopotential height aloft, but its areal extent is limi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7-19T23:05:39.748970251</dc:date>
    <meta:editing-duration>PT2M54S</meta:editing-duration>
    <meta:editing-cycles>4</meta:editing-cycles>
    <meta:document-statistic meta:table-count="0" meta:image-count="0" meta:object-count="0" meta:page-count="3" meta:paragraph-count="21" meta:word-count="946" meta:character-count="6167" meta:non-whitespace-character-count="5229"/>
  </office:meta>
</office:document-meta>
</file>